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11.407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834cm" fo:min-width="3.58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9cm" fo:min-width="1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942cm"/>
    </style:style>
    <style:style style:name="gr7" style:family="graphic" style:parent-style-name="standard">
      <style:graphic-properties draw:fill-color="#0066b3" draw:textarea-horizontal-align="justify" draw:textarea-vertical-align="middle" draw:auto-grow-height="false" fo:min-height="0.55cm" fo:min-width="0.8cm"/>
    </style:style>
    <style:style style:name="gr8" style:family="graphic" style:parent-style-name="standard">
      <style:graphic-properties svg:stroke-color="#ed1c24" draw:fill-color="#ed1c24" draw:textarea-horizontal-align="justify" draw:textarea-vertical-align="middle" draw:auto-grow-height="false" fo:min-height="0.55cm" fo:min-width="0.8cm"/>
    </style:style>
    <style:style style:name="gr9" style:family="graphic" style:parent-style-name="standard">
      <style:graphic-properties draw:fill-color="#72bf44" draw:textarea-horizontal-align="justify" draw:textarea-vertical-align="middle" draw:auto-grow-height="false" fo:min-height="0.55cm" fo:min-width="0.8cm"/>
    </style:style>
    <style:style style:name="gr10" style:family="graphic" style:parent-style-name="standard">
      <style:graphic-properties svg:stroke-color="#72bf44" draw:fill-color="#72bf44" draw:textarea-horizontal-align="justify" draw:textarea-vertical-align="middle" draw:auto-grow-height="false" fo:min-height="1.1cm" fo:min-width="5.75cm"/>
    </style:style>
    <style:style style:name="gr11" style:family="graphic" style:parent-style-name="standard">
      <style:graphic-properties draw:fill-color="#0066b3" draw:textarea-horizontal-align="justify" draw:textarea-vertical-align="middle" draw:auto-grow-height="false" fo:min-height="1.1cm" fo:min-width="5.75cm"/>
    </style:style>
    <style:style style:name="gr12" style:family="graphic" style:parent-style-name="standard">
      <style:graphic-properties svg:stroke-color="#ed1c24" draw:fill-color="#ed1c24" draw:textarea-horizontal-align="justify" draw:textarea-vertical-align="middle" draw:auto-grow-height="false" fo:min-height="1.1cm" fo:min-width="5.7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3pt"/>
    </style:style>
    <style:style style:name="P6" style:family="paragraph">
      <loext:graphic-properties draw:fill-color="#0066b3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ed1c24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72bf44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907cm" svg:height="1.474cm" svg:x="1.9cm" svg:y="1.3cm">
          <draw:text-box>
            <text:p>Kommunikation zwischen Hub und Node</text:p>
            <text:p><text:span text:style-name="T1">a) Heartbeat</text:span></text:p>
          </draw:text-box>
        </draw:frame>
        <draw:custom-shape draw:style-name="gr2" draw:text-style-name="P3" draw:layer="layout" svg:width="4.2cm" svg:height="1.2cm" svg:x="1.8cm" svg:y="3.5cm">
          <text:p text:style-name="P2"><text:span text:style-name="T1">Node sendet Msg.</text:span></text:p>
          <text:p text:style-name="P2"><text:span text:style-name="T2">PAYLOAD_TYPE_H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6cm" svg:height="2.3cm" svg:x="1.6cm" svg:y="6cm">
          <text:p text:style-name="P2"><text:span text:style-name="T1">Daten für Node</text:span></text:p>
          <text:p text:style-name="P2"><text:span text:style-name="T1">Vom Hub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3.9cm" svg:y1="4.7cm" svg:x2="3.9cm" svg:y2="6.1cm">
          <text:p/>
        </draw:line>
        <draw:custom-shape draw:style-name="gr2" draw:text-style-name="P3" draw:layer="layout" svg:width="4.2cm" svg:height="1.2cm" svg:x="1.8cm" svg:y="9.5cm">
          <text:p text:style-name="P2"><text:span text:style-name="T1">Hub sendet Msg.</text:span></text:p>
          <text:p text:style-name="P2"><text:span text:style-name="T2">PAYLOAD_TYPE_HB_RE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.9cm" svg:y1="8.2cm" svg:x2="3.9cm" svg:y2="9.5cm">
          <text:p/>
        </draw:line>
        <draw:custom-shape draw:style-name="gr2" draw:text-style-name="P3" draw:layer="layout" svg:width="4.2cm" svg:height="1.2cm" svg:x="1.8cm" svg:y="12cm">
          <text:p text:style-name="P2"><text:span text:style-name="T1">Node sendet Msg.</text:span></text:p>
          <text:p text:style-name="P2"><text:span text:style-name="T2">PAYLOAD_TYPE_HB_S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.9cm" svg:y1="10.7cm" svg:x2="3.9cm" svg:y2="12cm">
          <text:p/>
        </draw:line>
        <draw:frame draw:style-name="gr5" draw:text-style-name="P5" draw:layer="layout" svg:width="1.442cm" svg:height="0.763cm" svg:x="3.7cm" svg:y="8.2cm">
          <draw:text-box>
            <text:p><text:span text:style-name="T3">Nein</text:span></text:p>
          </draw:text-box>
        </draw:frame>
        <draw:custom-shape draw:style-name="gr2" draw:text-style-name="P3" draw:layer="layout" svg:width="4.2cm" svg:height="1.2cm" svg:x="10.6cm" svg:y="9.5cm">
          <text:p text:style-name="P2"><text:span text:style-name="T1">Hub sendet Msg.</text:span></text:p>
          <text:p text:style-name="P2"><text:span text:style-name="T2">PAYLOAD_TYPE_D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cm" svg:height="1.2cm" svg:x="10.6cm" svg:y="11.9cm">
          <text:p text:style-name="P2"><text:span text:style-name="T1">Node sendet Msg.</text:span></text:p>
          <text:p text:style-name="P2"><text:span text:style-name="T2">PAYLOAD_TYPE_DATRE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2.7cm" svg:y1="10.6cm" svg:x2="12.7cm" svg:y2="11.9cm">
          <text:p/>
        </draw:line>
        <draw:custom-shape draw:style-name="gr3" draw:text-style-name="P4" xml:id="id1" draw:id="id1" draw:layer="layout" svg:width="4.6cm" svg:height="2.3cm" svg:x="10.4cm" svg:y="14.3cm">
          <text:p text:style-name="P2"><text:span text:style-name="T1">Daten für Node</text:span></text:p>
          <text:p text:style-name="P2"><text:span text:style-name="T1">Vom Hub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2.7cm" svg:y1="13.1cm" svg:x2="12.7cm" svg:y2="14.4cm">
          <text:p/>
        </draw:line>
        <draw:frame draw:style-name="gr6" draw:text-style-name="P5" draw:layer="layout" svg:width="1.442cm" svg:height="0.763cm" svg:x="6.258cm" svg:y="6.237cm">
          <draw:text-box>
            <text:p><text:span text:style-name="T3">Ja</text:span></text:p>
          </draw:text-box>
        </draw:frame>
        <draw:frame draw:style-name="gr6" draw:text-style-name="P5" draw:layer="layout" svg:width="1.442cm" svg:height="0.763cm" svg:x="11.158cm" svg:y="16.937cm">
          <draw:text-box>
            <text:p><text:span text:style-name="T3">Nein</text:span></text:p>
          </draw:text-box>
        </draw:frame>
        <draw:frame draw:style-name="gr6" draw:text-style-name="P5" draw:layer="layout" svg:width="1.442cm" svg:height="0.763cm" svg:x="14.858cm" svg:y="15.6cm">
          <draw:text-box>
            <text:p><text:span text:style-name="T3">Ja</text:span></text:p>
          </draw:text-box>
        </draw:frame>
        <draw:connector draw:style-name="gr4" draw:text-style-name="P3" draw:layer="layout" draw:line-skew="0.998cm" svg:x1="15cm" svg:y1="15.45cm" svg:x2="12.8cm" svg:y2="7.2cm" draw:start-shape="id1" draw:start-glue-point="7" draw:end-shape="id2" draw:end-glue-point="1" svg:d="M15000 15450h1500v-8250h-3700" svg:viewBox="0 0 3701 8251">
          <text:p/>
        </draw:connector>
        <draw:custom-shape draw:style-name="gr2" draw:text-style-name="P4" xml:id="id4" draw:id="id4" draw:layer="layout" svg:width="4.2cm" svg:height="1.2cm" svg:x="1.8cm" svg:y="22cm">
          <text:p text:style-name="P2"><text:span text:style-name="T1">E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.9cm" svg:y1="13.2cm" svg:x2="3.9cm" svg:y2="22.1cm">
          <text:p/>
        </draw:line>
        <draw:custom-shape draw:style-name="gr7" draw:text-style-name="P6" draw:layer="layout" svg:width="1.3cm" svg:height="0.8cm" draw:transform="rotate (1.5707963267949) translate (14.6cm 10.8cm)"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.3cm" svg:height="0.8cm" draw:transform="rotate (1.5707963267949) translate (5.9cm 10.8cm)">
          <text:p text:style-name="P2"><text:span text:style-name="T1">No</text:span></text:p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3cm" svg:height="0.8cm" draw:transform="rotate (1.5707963267949) translate (14.6cm 13.2cm)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3cm" svg:height="0.8cm" draw:transform="rotate (1.5707963267949) translate (5.9cm 4.8cm)"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.3cm" svg:height="0.8cm" draw:transform="rotate (1.5707963267949) translate (5.9cm 13.3cm)">
          <text:p text:style-name="P2"><text:span text:style-name="T1">No</text:span></text:p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6.25cm" svg:height="1.35cm" svg:x="13cm" svg:y="3.75cm">
          <text:p text:style-name="P2"><text:span text:style-name="T1">Verarbeitete Daten werden</text:span></text:p>
          <text:p text:style-name="P2"><text:span text:style-name="T1">Als Quittung zurückgesende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6.25cm" svg:height="1.35cm" svg:x="12.95cm" svg:y="2.35cm">
          <text:p text:style-name="P2"><text:span text:style-name="T1">Daten zur Verarbeitung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6.25cm" svg:height="1.35cm" svg:x="13cm" svg:y="5.05cm">
          <text:p text:style-name="P2"><text:span text:style-name="T1">Alle Datenfelder sind null (0)</text:span></text:p>
          <text:p text:style-name="P2"><text:span text:style-name="T1">keine Verarbeitu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.2cm" svg:x="1.801cm" svg:y="9.501cm">
          <text:p text:style-name="P2"><text:span text:style-name="T1">Hub sendet Msg.</text:span></text:p>
          <text:p text:style-name="P2"><text:span text:style-name="T2">PAYLOAD_TYPE_HB_RE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2cm" svg:height="1.2cm" svg:x="10.6cm" svg:y="18.4cm">
          <text:p text:style-name="P2"><text:span text:style-name="T1">Hub sendet Msg.</text:span></text:p>
          <text:p text:style-name="P2"><text:span text:style-name="T2">PAYLOAD_TYPE_DATS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.3cm" svg:height="0.8cm" draw:transform="rotate (1.5707963267949) translate (14.7cm 19.7cm)">
          <text:p text:style-name="P2"><text:span text:style-name="T1">No</text:span></text:p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7cm" svg:y1="16.5cm" svg:x2="12.7cm" svg:y2="18.4cm">
          <text:p/>
        </draw:line>
        <draw:line draw:style-name="gr4" draw:text-style-name="P3" xml:id="id2" draw:id="id2" draw:layer="layout" svg:x1="6.1cm" svg:y1="7.2cm" svg:x2="12.8cm" svg:y2="7.2cm">
          <text:p/>
        </draw:line>
        <draw:line draw:style-name="gr4" draw:text-style-name="P3" draw:layer="layout" svg:x1="12.8cm" svg:y1="7.2cm" svg:x2="12.8cm" svg:y2="9.6cm">
          <text:p/>
        </draw:line>
        <draw:connector draw:style-name="gr4" draw:text-style-name="P3" draw:layer="layout" svg:x1="12.7cm" svg:y1="19.6cm" svg:x2="3.9cm" svg:y2="22cm" draw:start-shape="id3" draw:start-glue-point="2" draw:end-shape="id4" svg:d="M12700 19600v1201h-8800v1199" svg:viewBox="0 0 8801 2401">
          <text:p/>
        </draw:connector>
      </draw:page>
      <draw:page draw:name="page2" draw:style-name="dp1" draw:master-page-name="Standard">
        <draw:frame draw:style-name="gr1" draw:text-style-name="P1" draw:layer="layout" svg:width="11.907cm" svg:height="1.474cm" svg:x="1.9cm" svg:y="1.3cm">
          <draw:text-box>
            <text:p>Kommunikation zwischen Hub und Node</text:p>
            <text:p><text:span text:style-name="T1">b) Always On</text:span></text:p>
          </draw:text-box>
        </draw:frame>
        <draw:custom-shape draw:style-name="gr2" draw:text-style-name="P3" draw:layer="layout" svg:width="4.2cm" svg:height="1.2cm" svg:x="3.7cm" svg:y="9.5cm">
          <text:p text:style-name="P2"><text:span text:style-name="T1">Hub sendet Msg.</text:span></text:p>
          <text:p text:style-name="P2"><text:span text:style-name="T2">PAYLOAD_TYPE_D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cm" svg:height="1.2cm" svg:x="3.7cm" svg:y="11.9cm">
          <text:p text:style-name="P2"><text:span text:style-name="T1">Node sendet Msg.</text:span></text:p>
          <text:p text:style-name="P2"><text:span text:style-name="T2">PAYLOAD_TYPE_DATRE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.8cm" svg:y1="10.6cm" svg:x2="5.8cm" svg:y2="11.9cm">
          <text:p/>
        </draw:line>
        <draw:custom-shape draw:style-name="gr3" draw:text-style-name="P4" xml:id="id5" draw:id="id5" draw:layer="layout" svg:width="4.6cm" svg:height="2.3cm" svg:x="3.5cm" svg:y="14.3cm">
          <text:p text:style-name="P2"><text:span text:style-name="T1">Daten für Node</text:span></text:p>
          <text:p text:style-name="P2"><text:span text:style-name="T1">Vom Hub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5.8cm" svg:y1="13.1cm" svg:x2="5.8cm" svg:y2="14.4cm">
          <text:p/>
        </draw:line>
        <draw:frame draw:style-name="gr6" draw:text-style-name="P5" draw:layer="layout" svg:width="1.442cm" svg:height="0.763cm" svg:x="4.258cm" svg:y="16.937cm">
          <draw:text-box>
            <text:p><text:span text:style-name="T3">Nein</text:span></text:p>
          </draw:text-box>
        </draw:frame>
        <draw:frame draw:style-name="gr6" draw:text-style-name="P5" draw:layer="layout" svg:width="1.442cm" svg:height="0.763cm" svg:x="7.958cm" svg:y="15.6cm">
          <draw:text-box>
            <text:p><text:span text:style-name="T3">Ja</text:span></text:p>
          </draw:text-box>
        </draw:frame>
        <draw:connector draw:style-name="gr4" draw:text-style-name="P3" draw:layer="layout" draw:line-skew="0.998cm" svg:x1="8.1cm" svg:y1="15.45cm" svg:x2="5.9cm" svg:y2="7.2cm" draw:start-shape="id5" draw:start-glue-point="7" svg:d="M8100 15450h1500v-8250h-3700" svg:viewBox="0 0 3701 8251">
          <text:p/>
        </draw:connector>
        <draw:custom-shape draw:style-name="gr2" draw:text-style-name="P4" draw:layer="layout" svg:width="4.2cm" svg:height="1.2cm" svg:x="3.8cm" svg:y="22cm">
          <text:p text:style-name="P2"><text:span text:style-name="T1">E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3cm" svg:height="0.8cm" draw:transform="rotate (1.5707963267949) translate (7.7cm 10.8cm)"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3cm" svg:height="0.8cm" draw:transform="rotate (1.5707963267949) translate (7.7cm 13.2cm)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25cm" svg:height="1.35cm" svg:x="13cm" svg:y="3.75cm">
          <text:p text:style-name="P2"><text:span text:style-name="T1">Verarbeitete Daten werden</text:span></text:p>
          <text:p text:style-name="P2"><text:span text:style-name="T1">Als Quittung zurückgesende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6.25cm" svg:height="1.35cm" svg:x="12.95cm" svg:y="2.35cm">
          <text:p text:style-name="P2"><text:span text:style-name="T1">Daten zur Verarbeitung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6.25cm" svg:height="1.35cm" svg:x="13cm" svg:y="5.05cm">
          <text:p text:style-name="P2"><text:span text:style-name="T1">Alle Datenfelder sind null (0)</text:span></text:p>
          <text:p text:style-name="P2"><text:span text:style-name="T1">keine Verarbeitu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.2cm" svg:x="3.7cm" svg:y="18.4cm">
          <text:p text:style-name="P2"><text:span text:style-name="T1">Hub sendet Msg.</text:span></text:p>
          <text:p text:style-name="P2"><text:span text:style-name="T2">PAYLOAD_TYPE_DATS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.3cm" svg:height="0.8cm" draw:transform="rotate (1.5707963267949) translate (7.8cm 19.7cm)">
          <text:p text:style-name="P2"><text:span text:style-name="T1">No</text:span></text:p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.8cm" svg:y1="16.5cm" svg:x2="5.8cm" svg:y2="18.4cm">
          <text:p/>
        </draw:line>
        <draw:line draw:style-name="gr4" draw:text-style-name="P3" draw:layer="layout" svg:x1="5.9cm" svg:y1="7.2cm" svg:x2="5.9cm" svg:y2="9.6cm">
          <text:p/>
        </draw:line>
        <draw:custom-shape draw:style-name="gr2" draw:text-style-name="P4" draw:layer="layout" svg:width="4.2cm" svg:height="1.2cm" svg:x="3.6cm" svg:y="4.2cm">
          <text:p text:style-name="P2"><text:span text:style-name="T1">Hub hat Da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.9cm" svg:y1="5.4cm" svg:x2="5.9cm" svg:y2="7.3cm">
          <text:p/>
        </draw:line>
        <draw:line draw:style-name="gr4" draw:text-style-name="P3" draw:layer="layout" svg:x1="5.8cm" svg:y1="19.6cm" svg:x2="5.8cm" svg:y2="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4:24:08.106554616</meta:creation-date>
    <dc:date>2020-04-30T20:22:38.665549904</dc:date>
    <meta:editing-duration>PT4H24M19S</meta:editing-duration>
    <meta:editing-cycles>3</meta:editing-cycles>
    <meta:generator>LibreOffice/6.0.7.3$Linux_X86_64 LibreOffice_project/00m0$Build-3</meta:generator>
    <meta:document-statistic meta:object-count="57"/>
  </office:meta>
</office:document-meta>
</file>